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bd93f9" draw:fill-color="#bd93f9" draw:opacity="50%" draw:textarea-horizontal-align="justify" draw:textarea-vertical-align="bottom" draw:auto-grow-height="false" fo:min-height="4.75cm" fo:min-width="4.6cm"/>
      <style:paragraph-properties style:writing-mode="lr-tb"/>
    </style:style>
    <style:style style:name="gr2" style:family="graphic" style:parent-style-name="standard">
      <style:graphic-properties svg:stroke-color="#bd93f9" draw:fill-color="#bd93f9" draw:opacity="50%" draw:textarea-horizontal-align="justify" draw:textarea-vertical-align="top" draw:auto-grow-height="false" fo:min-height="4.75cm" fo:min-width="4.6cm"/>
      <style:paragraph-properties style:writing-mode="lr-tb"/>
    </style:style>
    <style:style style:name="gr3" style:family="graphic" style:parent-style-name="standard">
      <style:graphic-properties svg:stroke-color="#8be9fd" draw:fill-color="#8be9fd" draw:opacity="70%" draw:textarea-horizontal-align="justify" draw:textarea-vertical-align="middle" draw:auto-grow-height="false" fo:min-height="1.872cm" fo:min-width="4.344cm"/>
      <style:paragraph-properties style:writing-mode="lr-tb"/>
    </style:style>
    <style:style style:name="gr4" style:family="graphic" style:parent-style-name="standard">
      <style:graphic-properties svg:stroke-color="#8be9fd" draw:fill-color="#8be9fd" draw:opacity="70%" draw:textarea-horizontal-align="justify" draw:textarea-vertical-align="middle" draw:auto-grow-height="false" fo:min-height="1.872cm" fo:min-width="4.274cm"/>
      <style:paragraph-properties style:writing-mode="lr-tb"/>
    </style:style>
    <style:style style:name="gr5" style:family="graphic" style:parent-style-name="standard">
      <style:graphic-properties svg:stroke-color="#8be9fd" draw:fill-color="#8be9fd" draw:opacity="70%" draw:textarea-horizontal-align="justify" draw:textarea-vertical-align="middle" draw:auto-grow-height="false" fo:min-height="1.236cm" fo:min-width="1.798cm"/>
      <style:paragraph-properties style:writing-mode="lr-tb"/>
    </style:style>
    <style:style style:name="P1" style:family="paragraph">
      <style:paragraph-properties fo:text-align="start" style:writing-mode="lr-tb"/>
      <style:text-properties fo:color="#f8f8f2" loext:opacity="100%" style:font-name="Roboto" fo:font-size="12pt"/>
    </style:style>
    <style:style style:name="P2" style:family="paragraph">
      <loext:graphic-properties draw:fill-color="#bd93f9" draw:opacity="50%"/>
      <style:paragraph-properties fo:text-align="start" style:writing-mode="lr-tb"/>
      <style:text-properties fo:color="#f8f8f2" loext:opacity="100%" style:font-name="Roboto" fo:font-size="12pt"/>
    </style:style>
    <style:style style:name="P3" style:family="paragraph">
      <style:paragraph-properties fo:text-align="center" style:writing-mode="lr-tb"/>
      <style:text-properties fo:color="#f8f8f2" loext:opacity="100%" style:font-name="Roboto" fo:font-size="14pt"/>
    </style:style>
    <style:style style:name="P4" style:family="paragraph">
      <loext:graphic-properties draw:fill-color="#8be9fd" draw:opacity="70%"/>
      <style:paragraph-properties fo:text-align="center" style:writing-mode="lr-tb"/>
      <style:text-properties fo:color="#f8f8f2" loext:opacity="100%" style:font-name="Roboto" fo:font-size="14pt"/>
    </style:style>
    <style:style style:name="P5" style:family="paragraph">
      <style:paragraph-properties fo:text-align="center" style:writing-mode="lr-tb"/>
      <style:text-properties fo:color="#f8f8f2" loext:opacity="100%" style:font-name="Roboto" fo:font-size="12pt"/>
    </style:style>
    <style:style style:name="P6" style:family="paragraph">
      <loext:graphic-properties draw:fill-color="#8be9fd" draw:opacity="70%"/>
      <style:paragraph-properties fo:text-align="center" style:writing-mode="lr-tb"/>
      <style:text-properties fo:color="#f8f8f2" loext:opacity="100%" style:font-name="Roboto" fo:font-size="12pt"/>
    </style:style>
    <style:style style:name="T1" style:family="text">
      <style:text-properties fo:color="#f8f8f2" loext:opacity="100%" style:font-name="Roboto" fo:font-size="12pt"/>
    </style:style>
    <style:style style:name="T2" style:family="text">
      <style:text-properties fo:color="#f8f8f2" loext:opacity="100%" style:font-name="Roboto" fo:font-size="14pt"/>
    </style:style>
    <style:style style:name="T3" style:family="text">
      <style:text-properties fo:color="#f8f8f2" loext:opacity="100%" style:font-name="Robot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1cm" svg:height="5cm" svg:x="4cm" svg:y="2.5cm">
          <text:p text:style-name="P1"><text:span text:style-name="T1">Kommunikationstechnik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1cm" svg:height="5cm" svg:x="4cm" svg:y="0.5cm">
          <text:p text:style-name="P1"><text:span text:style-name="T1">Informationstechnik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85cm" svg:height="3cm" svg:x="2.25cm" svg:y="1.5cm">
          <text:p text:style-name="P3"><text:span text:style-name="T2">Informati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6.75cm" svg:height="3cm" svg:x="2.35cm" svg:y="3.45cm">
          <text:p text:style-name="P3"><text:span text:style-name="T2">Elektrotechnik mit</text:span></text:p>
          <text:p text:style-name="P3"><text:span text:style-name="T2">Nachrichtentechni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3.25cm" svg:height="2.1cm" svg:x="0.5cm" svg:y="0.65cm">
          <text:p text:style-name="P5"><text:span text:style-name="T3">Mathe-matik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9.6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4T21:26:54.727869362</meta:creation-date>
    <dc:date>2022-08-05T22:23:48.447620728</dc:date>
    <meta:editing-duration>PT6M36S</meta:editing-duration>
    <meta:editing-cycles>3</meta:editing-cycles>
    <meta:generator>LibreOffice/7.3.5.2$Linux_X86_64 LibreOffice_project/30$Build-2</meta:generator>
    <meta:document-statistic meta:object-count="5"/>
  </office:meta>
</office:document-meta>
</file>